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8.652in"/>
    </style:style>
    <style:style style:name="co3" style:family="table-column">
      <style:table-column-properties fo:break-before="auto" style:column-width="6.783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ackground-color="#808080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c0c0c0"/>
      <style:text-properties style:font-name="Liberation Sans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ce2" office:value-type="string">
            <text:p>6.5.1 Syntactic Classification of a Name According to Context</text:p>
          </table:table-cell>
          <table:table-cell table:style-name="ce4" office:value-type="string">
            <text:p>Addressed B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Package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package declaration (§7.4)</text:p>
          </table:table-cell>
          <table:table-cell office:value-type="string">
            <text:p>BSJ Parser packageDeclar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PackageName</text:p>
          </table:table-cell>
          <table:table-cell office:value-type="string">
            <text:p>QualifiedNameNodeImpl override of assertCategor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Type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single-type-import declaration (§7.5.1)</text:p>
          </table:table-cell>
          <table:table-cell office:value-type="string">
            <text:p>BSJ Parser importBody rule in "typeName" claus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." in a single static import (§7.5.3) declaration</text:p>
          </table:table-cell>
          <table:table-cell office:value-type="string">
            <text:p>BSJ Parser importBody rule in "'static' typeName" declaration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." in a static import-on-demand (§7.5.4) declaration</text:p>
          </table:table-cell>
          <table:table-cell office:value-type="string">
            <text:p>BSJ Parser importBody rule in "'static' typeName '.' '*'" declaration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&lt;" in a parameterized type (§4.5)</text:p>
          </table:table-cell>
          <table:table-cell office:value-type="string">
            <text:p>BSJ Parser classOrInterfaceType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actual type argument list of a parameterized type</text:p>
          </table:table-cell>
          <table:table-cell office:value-type="string">
            <text:p>BSJ Parser classOrInterfaceType and typeArgument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plicit actual type argument list in a generic method (§8.4.4) or constructor (§8.8.4) invocation</text:p>
          </table:table-cell>
          <table:table-cell office:value-type="string">
            <text:p>BSJ Parser typeQualifiedTypeArgumentMethodInvocation and typeArgument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in a type variable declaration (§8.1.2)</text:p>
          </table:table-cell>
          <table:table-cell office:value-type="string">
            <text:p>BSJ Parser typeBound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of a wildcard type argument (§4.5.1)</text:p>
          </table:table-cell>
          <table:table-cell office:value-type="string">
            <text:p>BSJ Parser typeArgument and referenceType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super clause of a wildcard type argument (§4.5.1)</text:p>
          </table:table-cell>
          <table:table-cell office:value-type="string">
            <text:p>BSJ Parser typeArgument and referenceType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in a class declaration (§8.1.4)</text:p>
          </table:table-cell>
          <table:table-cell office:value-type="string">
            <text:p>BSJ Parser normalClassDeclar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implements clause in a class declaration (§8.1.5)</text:p>
          </table:table-cell>
          <table:table-cell office:value-type="string">
            <text:p>BSJ Parser normalClassDeclaration and enumDeclaration rule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n extends clause in an interface declaration (§9.1.3)</text:p>
          </table:table-cell>
          <table:table-cell office:value-type="string">
            <text:p>BSJ Parser normalInterfaceDeclar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fter the "@" sign in an annotation (§9.7)</text:p>
          </table:table-cell>
          <table:table-cell office:value-type="string">
            <text:p>BSJ Parser annotation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a Type (or the part of a Type that remains after all brackets are deleted) in any of the following contexts: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 a field declaration (§8.3, §9.3)</text:p>
          </table:table-cell>
          <table:table-cell office:value-type="string">
            <text:p>BSJ Parser fieldDeclar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result type of a method (§8.4, §9.4)</text:p>
          </table:table-cell>
          <table:table-cell office:value-type="string">
            <text:p>BSJ Parser methodReturnType and type rule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 formal parameter of a method or constructor (§8.4.1, §8.8.1, §9.4)</text:p>
          </table:table-cell>
          <table:table-cell office:value-type="string">
            <text:p>BSJ Parser ellipsisParameterDecl and normalParameterDecl rule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n exception that can be thrown by a method or constructor (§8.4.6, §8.8.5, §9.4)</text:p>
          </table:table-cell>
          <table:table-cell office:value-type="string">
            <text:p>BSJ Parser throwsClause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 local variable (§14.4)</text:p>
          </table:table-cell>
          <table:table-cell office:value-type="string">
            <text:p>BSJ Parser localVariableDeclar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of an exception parameter in a catch clause of a try statement (§14.20)</text:p>
          </table:table-cell>
          <table:table-cell office:value-type="string">
            <text:p>BSJ Parser catchClause and formalParameter rule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in a class literal (§15.8.2)</text:p>
          </table:table-cell>
          <table:table-cell office:value-type="string">
            <text:p>BSJ Parser declaredClassLiteral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qualifying type of a qualified this expression (§15.8.4).</text:p>
          </table:table-cell>
          <table:table-cell office:value-type="string">
            <text:p>BSJ Parser thisClause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class type which is to be instantiated in an unqualified class instance creation expression (§15.9)</text:p>
          </table:table-cell>
          <table:table-cell office:value-type="string">
            <text:p>BSJ Parser unqualifiedClassInstantiation ru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 the direct superclass or direct superinterface of an anonymous class (§15.9.5) which is to be instantiated in an unqualified class instance creation expression (§15.9)</text:p>
          </table:table-cell>
          <table:table-cell office:value-type="string">
            <text:p>BSJ Parser unqualifiedClassInstanti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element type of an array to be created in an array creation expression (§15.10)</text:p>
          </table:table-cell>
          <table:table-cell office:value-type="string">
            <text:p>BSJ Parser createdName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qualifying type of field access using the keyword super (§15.11.2)</text:p>
          </table:table-cell>
          <table:table-cell office:value-type="string">
            <text:p>BSJ Parser superFieldAccess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qualifying type of a method invocation using the keyword super (§15.12)</text:p>
          </table:table-cell>
          <table:table-cell office:value-type="string">
            <text:p>BSJ Parser superMethodInvocat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mentioned in the cast operator of a cast expression (§15.16)</text:p>
          </table:table-cell>
          <table:table-cell office:value-type="string">
            <text:p>BSJ Parser castExpression rul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 the type that follows the instanceof relational operator (§15.20.2)</text:p>
          </table:table-cell>
          <table:table-cell office:value-type="string">
            <text:p>BSJ Parser instanceOfExpression rul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n Expression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qualifying expression in a qualified superclass constructor invocation (§8.8.7.1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qualifying expression in a qualified class instance creation expression (§15.9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array reference expression in an array access expression (§15.13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a PostfixExpression (§15.14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 the left-hand operand of an assignment operator (§15.26)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Method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fore the “(” in a method invocation expression (§15.12)</text:p>
          </table:table-cell>
          <table:table-cell office:value-type="string">
            <text:p>BSJ Parser methodInvocationByName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"=" sign in an annotation’s element value pair (§9.7)</text:p>
          </table:table-cell>
          <table:table-cell office:value-type="string">
            <text:p>N/A: the left of an = sign in an annotation element value pair is an identifier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 PackageOrType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TypeName</text:p>
          </table:table-cell>
          <table:table-cell office:value-type="string">
            <text:p>QualifiedNameNodeImpl override of assertCategory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a type-import-on-demand declaration (§7.5.2)</text:p>
          </table:table-cell>
          <table:table-cell office:value-type="string">
            <text:p>BSJ Parser importBody rule in "packageOrTypeName '.' '*'" claus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 name is syntactically classified as an AmbiguousName in these context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ExpressionName</text:p>
          </table:table-cell>
          <table:table-cell office:value-type="string">
            <text:p>BSJ Parser expressionName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MethodName</text:p>
          </table:table-cell>
          <table:table-cell office:value-type="string">
            <text:p>BSJ Parser methodName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left of the “.” in a qualified AmbiguousName</text:p>
          </table:table-cell>
          <table:table-cell office:value-type="string">
            <text:p>BSJ Parser ambiguousName rul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the default value clause of an annotation type element declaration (§9.6)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 the right of an "=" in an an element value pair (§9.7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6.5.2 Reclassification of Contextually Ambiguous Name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 AmbiguousName is then reclassified as follows:</text:p>
          </table:table-cell>
          <table:table-cell table:style-name="ce5"/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f the AmbiguousName is a simple name, consisting of a single Identifier: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f the Identifier appears within the scope (§6.3) of a local variable declaration (§14.4) or parameter declaration (§8.4.1, §8.8.1, §14.20) or field declaration (§8.3) with that name, then the AmbiguousName is reclassified as an ExpressionName.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therwise, if a field of that name is declared in the compilation unit (§7.3) containing the Identifier by a single-static-import declaration (§7.5.3), or by a static-import-on-demand declaration (§7.5.4) then the AmbiguousName is reclassified as an ExpressionName.</text:p>
          </table:table-cell>
          <table:table-cell table:number-columns-repeated="102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Otherwise, if the Identifier appears within the scope (§6.3) of a top level class (§8) or interface type declaration (§9), a local class declaration (§14.3) or member type declaration (§8.5, §9.5) with that name, then the AmbiguousName is reclassified as a TypeName.</text:p>
          </table:table-cell>
          <table:table-cell table:number-columns-repeated="102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therwise, if a type of that name is declared in the compilation unit (§7.3) containing the Identifier, either by a single-type-import declaration (§7.5.1), or by a type-import-on-demand declaration (§7.5.2), or by a single-static-import declaration (§7.5.3), or by a static-import-on-demand declaration (§7.5.4), then the AmbiguousName is reclassified as a TypeName.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therwise, the AmbiguousName is reclassified as a PackageName. A later step determines whether or not a package of that name actually exists.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f the AmbiguousName is a qualified name, consisting of a name, a “.”, and an Identifier, then the name to the left of the “.” is first reclassified, for it is itself an AmbiguousName. There is then a choice:</text:p>
          </table:table-cell>
          <table:table-cell table:style-name="ce6"/>
          <table:table-cell table:number-columns-repeated="102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f the name to the left of the “.” is reclassified as a PackageName, then if there is a package whose name is the name to the left of the “.” and that package contains a declaration of a type whose name is the same as the Identifier, then this AmbiguousName is reclassified as a TypeName. Otherwise, this AmbiguousName is reclassified as a PackageName. A later step determines whether or not a package of that name actually exists.</text:p>
          </table:table-cell>
          <table:table-cell table:number-columns-repeated="102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If the name to the left of the “.” is reclassified as a TypeName, then if the Identifier is the name of a method or field of the type denoted by TypeName, this AmbiguousName is reclassified as an ExpressionName. Otherwise, if the Identifier is the name of a member type of the type denoted by TypeName, this AmbiguousName is reclassified as a TypeName. Otherwise, a compile-time error results.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f the name to the left of the “.” is reclassified as an ExpressionName, then let T be the type of the expression denoted by ExpressionName. If the Identifier is the name of a method or field of the type denoted by T, this AmbiguousName is reclassified as an ExpressionName. Otherwise, if the Identifier is the name of a member type (§8.5, §9.5) of the type denoted by T, then this AmbiguousName is reclassified as a TypeName. Otherwise, a compile-time error results.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21:4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18M53S</meta:editing-duration>
    <meta:editing-cycles>31</meta:editing-cycles>
    <meta:generator>OpenOffice.org/3.1$Linux OpenOffice.org_project/310m19$Build-9420</meta:generator>
    <dc:date>2010-02-16T21:49:08</dc:date>
    <meta:document-statistic meta:table-count="3" meta:cell-count="164" meta:object-count="0"/>
    <meta:user-defined meta:name="Info 1"/>
    <meta:user-defined meta:name="Info 2"/>
    <meta:user-defined meta:name="Info 3"/>
    <meta:user-defined meta:name="Info 4"/>
  </office:meta>
</office:document-meta>
</file>